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fabd" officeooo:paragraph-rsid="0002f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17:37:41.189000000</meta:creation-date>
    <dc:date>2023-08-06T17:37:59.37400000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5.1.2$Windows_X86_64 LibreOffice_project/fcbaee479e84c6cd81291587d2ee68cba099e129</meta:generator>
  </office:meta>
</office:document-meta>
</file>